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paragraph-properties fo:margin-bottom="0i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9" style:parent-style-name="Normal" style:family="paragraph">
      <style:paragraph-properties fo:margin-bottom="0in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T70" style:parent-style-name="DefaultParagraphFont" style:family="text">
      <style:text-properties style:font-name="Times New Roman" style:font-name-complex="Times New Roman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 style:font-name-complex="Times New Roman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3" style:parent-style-name="DefaultParagraphFont" style:family="text">
      <style:text-properties style:font-name="Times New Roman" style:font-name-complex="Times New Roman"/>
    </style:style>
    <style:style style:name="P84" style:parent-style-name="Normal" style:family="paragraph">
      <style:paragraph-properties fo:margin-bottom="0in"/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Hahnenkamm Races – Kitzbühel</text:p>
      <text:p text:style-name="P2"><text:span text:style-name="T3">Location:</text:span><text:span text:style-name="T4"><text:s/>Kitzbühel, Tirol</text:span></text:p>
      <text:p text:style-name="P5"><text:span text:style-name="T6">When:<text:s/></text:span><text:span text:style-name="T7">January</text:span><text:span text:style-name="T8"><text:line-break/></text:span><text:span text:style-name="T9">Visitors:</text:span><text:span text:style-name="T10"><text:s/>Over 100,000</text:span><text:span text:style-name="T11"><text:line-break/></text:span><text:span text:style-name="T12">Duration:</text:span><text:span text:style-name="T13"><text:s/>5 days</text:span></text:p>
      <text:p text:style-name="Normal"><text:span text:style-name="T14">This world-famous alpine ski event features the legendary Streif downhill course. Athletes and fans from around the world flock to Kitzbühel.<text:s/></text:span><text:span text:style-name="T15">Book your Hahnenkamm taxi in advance</text:span><text:span text:style-name="T16"><text:s/>for a hassle-free ride to the slopes.</text:span></text:p>
      <text:p text:style-name="P17"/>
      <text:p text:style-name="P18">Innsbruck Nature Film Festival<text:s/></text:p>
      <text:p text:style-name="P19"><text:span text:style-name="T20">Location:</text:span><text:span text:style-name="T21"><text:s/>Innsbruck</text:span></text:p>
      <text:p text:style-name="P22"><text:span text:style-name="T23">When:<text:s/></text:span><text:span text:style-name="T24">October<text:s/></text:span><text:span text:style-name="T25"><text:line-break/></text:span><text:span text:style-name="T26">Visitors:</text:span><text:span text:style-name="T27"><text:s/>12,000+</text:span><text:span text:style-name="T28"><text:line-break/></text:span><text:span text:style-name="T29">Duration:</text:span><text:span text:style-name="T30"><text:s/>5 days</text:span></text:p>
      <text:p text:style-name="Normal"><text:span text:style-name="T31">An international film competition focusing on nature, environment, and sustainability, showcasing around 60 films with participation from filmmakers worldwide. Let<text:s/></text:span><text:span text:style-name="T32">Alpen Getaway taxis</text:span><text:span text:style-name="T33"><text:s/>take you to and from the cinema screenings in comfort and style.</text:span></text:p>
      <text:p text:style-name="P34"/>
      <text:p text:style-name="P35">Four Hills Tournament – Innsbruck</text:p>
      <text:p text:style-name="P36"><text:span text:style-name="T37">Location:<text:s/></text:span><text:span text:style-name="T38">Bergisel Ski Jump,<text:s/></text:span><text:span text:style-name="T39">and<text:s/></text:span><text:span text:style-name="T40">Bischofshofen</text:span><text:span text:style-name="T41"><text:s/>Austria.<text:s/></text:span><text:span text:style-name="T42">Oberstdorf</text:span><text:span text:style-name="T43"><text:s/>and<text:s/></text:span><text:span text:style-name="T44">Garmisch-Partenkirchen</text:span><text:span text:style-name="T45"><text:s/>Germany.</text:span></text:p>
      <text:p text:style-name="P46"><text:span text:style-name="T47">When</text:span><text:span text:style-name="T48">:<text:s/></text:span><text:span text:style-name="T49">January</text:span><text:span text:style-name="T50"><text:line-break/></text:span><text:span text:style-name="T51">Visitors:<text:s/></text:span><text:span text:style-name="T52">20,000+ fans</text:span></text:p>
      <text:p text:style-name="P53"><text:span text:style-name="T54">Duration:<text:s/></text:span><text:span text:style-name="T55">10 Days</text:span></text:p>
      <text:p text:style-name="P56">Watch world-class ski jumpers take flight at one of the most iconic events of the season. The Innsbruck leg of the Four Hills Tournament delivers thrilling action and unbeatable Alpine views.<text:s/>Book your Alpen Getaway taxi early – high demand during this event!</text:p>
      <text:p text:style-name="P57"/>
      <text:p text:style-name="P58">IFSC Climbing World Cup – Innsbruck<text:s/></text:p>
      <text:p text:style-name="P59"><text:span text:style-name="T60">Location:</text:span><text:span text:style-name="T61"><text:s/>Kletterzentrum Innsbruck</text:span></text:p>
      <text:p text:style-name="Normal"><text:span text:style-name="T62">When</text:span><text:span text:style-name="T63">: June</text:span><text:span text:style-name="T64"><text:line-break/></text:span><text:span text:style-name="T65">Visitors:</text:span><text:span text:style-name="T66"><text:s/>Athletes from 50+ countries</text:span><text:span text:style-name="T67"><text:line-break/></text:span><text:span text:style-name="T68">Duration:</text:span><text:span text:style-name="T69"><text:s/>7 days</text:span></text:p>
      <text:p text:style-name="Normal"><text:span text:style-name="T70">One of the biggest indoor/outdoor climbing events in Europe. Whether you’re an athlete, coach, or fan,<text:s/></text:span><text:span text:style-name="T71">our climbing competition transfers</text:span><text:span text:style-name="T72"><text:s/>keep you focused on the wall, not the ride.</text:span></text:p>
      <text:p text:style-name="P73"/>
      <text:p text:style-name="P74"/>
      <text:p text:style-name="P75">Audi FIS Ski World Cup Opening – Sölden</text:p>
      <text:p text:style-name="P76"><text:span text:style-name="T77">Location:</text:span><text:span text:style-name="T78"><text:s/>Rettenbach Glacier, Sölden</text:span></text:p>
      <text:p text:style-name="Normal"><text:span text:style-name="T79">When:<text:s/></text:span><text:span text:style-name="T80">October</text:span><text:span text:style-name="T81"><text:line-break/></text:span><text:span text:style-name="T82">Visitors:</text:span><text:span text:style-name="T83"><text:s/>30,000+ ski fans</text:span></text:p>
      <text:p text:style-name="P84">The Audi FIS Ski World Cup in Sölden marks the start of the Alpine ski season with thrilling men’s and women’s Giant Slalom races, live music, and après-ski parties.</text:p>
      <text:p text:style-name="P85">Plan ahead – book your Alpen Getaway taxi early for this top Alpine event!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riq Tahir</meta:initial-creator>
    <dc:creator>Tariq Tahir</dc:creator>
    <meta:creation-date>2025-05-25T09:19:00Z</meta:creation-date>
    <dc:date>2025-05-25T11:34:00Z</dc:date>
    <meta:template xlink:href="Normal" xlink:type="simple"/>
    <meta:editing-cycles>2</meta:editing-cycles>
    <meta:editing-duration>PT0S</meta:editing-duration>
    <meta:document-statistic meta:page-count="2" meta:paragraph-count="3" meta:word-count="270" meta:character-count="1812" meta:row-count="12" meta:non-whitespace-character-count="1545"/>
  </office:meta>
</office:document-meta>
</file>